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21.09cm"/>
    </style:style>
    <style:style style:name="gr2" style:family="graphic" style:parent-style-name="standard">
      <style:graphic-properties draw:stroke="none" svg:stroke-color="#000000" draw:fill="none" draw:fill-color="#ffffff" fo:min-height="1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3.175cm" svg:x="2.27cm" svg:y="3.03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21cm" svg:height="1.517cm" svg:x="2.859cm" svg:y="3.794cm">
          <draw:text-box>
            <text:p text:style-name="P2"><text:span text:style-name="T1">sign</text:span></text:p>
          </draw:text-box>
        </draw:frame>
        <draw:line draw:style-name="gr3" draw:text-style-name="P4" draw:layer="layout" svg:x1="6.08cm" svg:y1="3.032cm" svg:x2="6.08cm" svg:y2="6.207cm">
          <text:p/>
        </draw:line>
        <draw:frame draw:style-name="gr2" draw:text-style-name="P3" draw:layer="layout" svg:width="7.421cm" svg:height="1.517cm" svg:x="8.06cm" svg:y="3.795cm">
          <draw:text-box>
            <text:p text:style-name="P2"><text:span text:style-name="T1">exponent + 7</text:span></text:p>
          </draw:text-box>
        </draw:frame>
        <draw:line draw:style-name="gr3" draw:text-style-name="P4" draw:layer="layout" svg:x1="16.88cm" svg:y1="3.033cm" svg:x2="16.88cm" svg:y2="6.208cm">
          <text:p/>
        </draw:line>
        <draw:frame draw:style-name="gr2" draw:text-style-name="P3" draw:layer="layout" svg:width="7.421cm" svg:height="1.517cm" svg:x="17.561cm" svg:y="3.796cm">
          <draw:text-box>
            <text:p text:style-name="P2"><text:span text:style-name="T1">mantissa</text:span></text:p>
          </draw:text-box>
        </draw:frame>
        <draw:line draw:style-name="gr4" draw:text-style-name="P1" draw:layer="layout" svg:x1="2.27cm" svg:y1="2.27cm" svg:x2="6.08cm" svg:y2="2.27cm">
          <text:p text:style-name="P1"><text:span text:style-name="T2">1 bit</text:span></text:p>
          <text:p text:style-name="P1"/>
        </draw:line>
        <draw:line draw:style-name="gr4" draw:text-style-name="P1" draw:layer="layout" svg:x1="6.07cm" svg:y1="2.248cm" svg:x2="16.875cm" svg:y2="2.27cm">
          <text:p text:style-name="P1"><text:span text:style-name="T2">4 bits</text:span></text:p>
          <text:p text:style-name="P1"/>
        </draw:line>
        <draw:line draw:style-name="gr4" draw:text-style-name="P1" draw:layer="layout" svg:x1="16.87cm" svg:y1="2.248cm" svg:x2="23.86cm" svg:y2="2.27cm">
          <text:p text:style-name="P1"><text:span text:style-name="T2">3 bits</text:span>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4:04:58.142544231</meta:creation-date>
    <dc:date>2017-11-07T14:16:21.412762049</dc:date>
    <meta:editing-duration>PT11M23S</meta:editing-duration>
    <meta:editing-cycles>2</meta:editing-cycles>
    <meta:generator>LibreOffice/5.1.6.2$Linux_X86_64 LibreOffice_project/10m0$Build-2</meta:generator>
    <meta:document-statistic meta:object-count="9"/>
  </office:meta>
</office:document-meta>
</file>